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200000297719F2F8F67C028D4.png" manifest:media-type="image/png"/>
  <manifest:file-entry manifest:full-path="Pictures/100121200000EAD30000CEB5D87B45D608C00439.svg" manifest:media-type="image/svg+xml"/>
  <manifest:file-entry manifest:full-path="Pictures/10000001000002C3000002C353F18E7AC7A6ED14.png" manifest:media-type="image/png"/>
  <manifest:file-entry manifest:full-path="Pictures/10000001000007FC0000023E88AA0B80B2D381C1.png" manifest:media-type="image/png"/>
  <manifest:file-entry manifest:full-path="Pictures/10009FB800017F8B00017F8B41F521F85C877521.svg" manifest:media-type="image/svg+xml"/>
  <manifest:file-entry manifest:full-path="Pictures/10000001000001C7000001C7B6E21B19A4C7423B.png" manifest:media-type="image/png"/>
  <manifest:file-entry manifest:full-path="Pictures/1000000100000355000002399A8DFC139ABB128B.png" manifest:media-type="image/png"/>
  <manifest:file-entry manifest:full-path="Pictures/1001B6BC00004D9E000033C87EB4B9C00E218ED7.svg" manifest:media-type="image/svg+xml"/>
  <manifest:file-entry manifest:full-path="Pictures/100138FD0000297200002972DC42178DBDF5914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706cm" fo:min-width="19.95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63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12.5cm" svg:x="0.016cm" svg:y="0.001cm">
          <text:p/>
          <draw:enhanced-geometry svg:viewBox="0 0 21600 21600" draw:path-stretchpoint-x="10800" draw:path-stretchpoint-y="10800" draw:text-areas="?f3 ?f4 ?f5 ?f6" draw:type="round-rectangle" draw:modifiers="1609.821891751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246cm" svg:height="4.246cm" svg:x="4.749cm" svg:y="1.316cm">
          <draw:image xlink:href="Pictures/100138FD0000297200002972DC42178DBDF5914B.svg" xlink:type="simple" xlink:show="embed" xlink:actuate="onLoad" draw:mime-type="image/svg+xml">
            <text:p/>
          </draw:image>
          <draw:image xlink:href="Pictures/10000001000001C7000001C7B6E21B19A4C7423B.png" xlink:type="simple" xlink:show="embed" xlink:actuate="onLoad" draw:mime-type="image/png"/>
        </draw:frame>
        <draw:frame draw:style-name="gr2" draw:text-style-name="P2" draw:layer="layout" svg:width="3.191cm" svg:height="3.191cm" svg:x="8.249cm" svg:y="1.875cm">
          <draw:image xlink:href="Pictures/10009FB800017F8B00017F8B41F521F85C877521.svg" xlink:type="simple" xlink:show="embed" xlink:actuate="onLoad" draw:mime-type="image/svg+xml">
            <text:p/>
          </draw:image>
          <draw:image xlink:href="Pictures/10000001000002C3000002C353F18E7AC7A6ED14.png" xlink:type="simple" xlink:show="embed" xlink:actuate="onLoad" draw:mime-type="image/png"/>
        </draw:frame>
        <draw:frame draw:style-name="gr3" draw:text-style-name="P2" draw:layer="layout" svg:width="3.863cm" svg:height="5.003cm" svg:x="0.136cm" svg:y="3.066cm">
          <draw:image xlink:href="Pictures/1001B6BC00004D9E000033C87EB4B9C00E218ED7.svg" xlink:type="simple" xlink:show="embed" xlink:actuate="onLoad" draw:mime-type="image/svg+xml">
            <text:p/>
          </draw:image>
          <draw:image xlink:href="Pictures/1000000100000355000002399A8DFC139ABB128B.png" xlink:type="simple" xlink:show="embed" xlink:actuate="onLoad" draw:mime-type="image/png"/>
        </draw:frame>
        <draw:frame draw:style-name="gr2" draw:text-style-name="P2" draw:layer="layout" svg:width="3.191cm" svg:height="3.191cm" svg:x="7.058cm" svg:y="7.316cm">
          <draw:image xlink:href="Pictures/10009FB800017F8B00017F8B41F521F85C877521.svg" xlink:type="simple" xlink:show="embed" xlink:actuate="onLoad" draw:mime-type="image/svg+xml">
            <text:p/>
          </draw:image>
          <draw:image xlink:href="Pictures/10000001000002C3000002C353F18E7AC7A6ED14.png" xlink:type="simple" xlink:show="embed" xlink:actuate="onLoad" draw:mime-type="image/png"/>
        </draw:frame>
        <draw:frame draw:style-name="gr4" draw:text-style-name="P3" draw:layer="layout" svg:width="2.75cm" svg:height="1cm" svg:x="0.749cm" svg:y="7.566cm">
          <draw:text-box>
            <text:p>ICANN</text:p>
          </draw:text-box>
        </draw:frame>
        <draw:frame draw:style-name="gr5" draw:text-style-name="P3" draw:layer="layout" svg:width="6.25cm" svg:height="1.75cm" svg:x="5.749cm" svg:y="0.066cm">
          <draw:text-box>
            <text:p>Registre<text:line-break/>(backend technique)</text:p>
          </draw:text-box>
        </draw:frame>
        <draw:frame draw:style-name="gr4" draw:text-style-name="P3" draw:layer="layout" svg:width="7.5cm" svg:height="1cm" svg:x="4.749cm" svg:y="10.366cm">
          <draw:text-box>
            <text:p>Bureau d'enregistrement</text:p>
          </draw:text-box>
        </draw:frame>
        <draw:frame draw:style-name="gr4" draw:text-style-name="P3" draw:layer="layout" svg:width="5.75cm" svg:height="1cm" svg:x="15.599cm" svg:y="10.366cm">
          <draw:text-box>
            <text:p>Client (titulaire)</text:p>
          </draw:text-box>
        </draw:frame>
        <draw:line draw:style-name="gr6" draw:text-style-name="P4" draw:layer="layout" svg:x1="3.749cm" svg:y1="4.816cm" svg:x2="5.749cm" svg:y2="3.566cm">
          <text:p/>
        </draw:line>
        <draw:line draw:style-name="gr6" draw:text-style-name="P4" draw:layer="layout" svg:x1="3.749cm" svg:y1="5.566cm" svg:x2="6.499cm" svg:y2="8.816cm">
          <text:p/>
        </draw:line>
        <draw:line draw:style-name="gr6" draw:text-style-name="P4" draw:layer="layout" svg:x1="8.749cm" svg:y1="7.566cm" svg:x2="8.749cm" svg:y2="5.066cm">
          <text:p/>
        </draw:line>
        <draw:frame draw:style-name="gr2" draw:text-style-name="P2" draw:layer="layout" svg:width="5.357cm" svg:height="4.716cm" svg:x="15.199cm" svg:y="5.816cm">
          <draw:image xlink:href="Pictures/100121200000EAD30000CEB5D87B45D608C00439.svg" xlink:type="simple" xlink:show="embed" xlink:actuate="onLoad" draw:mime-type="image/svg+xml">
            <text:p/>
          </draw:image>
          <draw:image xlink:href="Pictures/10000001000002F200000297719F2F8F67C028D4.png" xlink:type="simple" xlink:show="embed" xlink:actuate="onLoad" draw:mime-type="image/png"/>
        </draw:frame>
        <draw:line draw:style-name="gr6" draw:text-style-name="P4" draw:layer="layout" svg:x1="10.449cm" svg:y1="9.066cm" svg:x2="15.199cm" svg:y2="9.066cm">
          <text:p/>
        </draw:line>
        <draw:frame draw:style-name="gr7" draw:text-style-name="P4" draw:layer="layout" svg:width="3.245cm" svg:height="0.911cm" svg:x="6.749cm" svg:y="11.316cm">
          <draw:image xlink:href="Pictures/10000001000007FC0000023E88AA0B80B2D381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Benoît Masson</meta:initial-creator>
    <meta:creation-date>2025-10-11T22:39:20.055945629</meta:creation-date>
    <dc:date>2025-10-12T09:28:51.784885380</dc:date>
    <dc:creator>Benoît Masson</dc:creator>
    <meta:editing-duration>PT33M9S</meta:editing-duration>
    <meta:editing-cycles>6</meta:editing-cycles>
    <meta:generator>LibreOffice/7.3.2.2$MacOSX_X86_64 LibreOffice_project/49f2b1bff42cfccbd8f788c8dc32c1c309559be0</meta:generator>
    <meta:document-statistic meta:object-count="15"/>
  </office:meta>
</office:document-meta>
</file>